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bc36" officeooo:paragraph-rsid="0008bc36"/>
    </style:style>
    <style:style style:name="P2" style:family="paragraph" style:parent-style-name="Standard">
      <style:text-properties officeooo:rsid="0008bc36" officeooo:paragraph-rsid="000b45e3"/>
    </style:style>
    <style:style style:name="P3" style:family="paragraph" style:parent-style-name="Standard">
      <style:text-properties officeooo:rsid="0008bc36" officeooo:paragraph-rsid="000dacb5"/>
    </style:style>
    <style:style style:name="P4" style:family="paragraph" style:parent-style-name="Standard">
      <style:text-properties officeooo:rsid="0009f094" officeooo:paragraph-rsid="0009f094"/>
    </style:style>
    <style:style style:name="P5" style:family="paragraph" style:parent-style-name="Standard">
      <style:text-properties officeooo:rsid="0009f094" officeooo:paragraph-rsid="000b45e3"/>
    </style:style>
    <style:style style:name="P6" style:family="paragraph" style:parent-style-name="Standard">
      <style:text-properties officeooo:rsid="000b45e3" officeooo:paragraph-rsid="000b45e3"/>
    </style:style>
    <style:style style:name="P7" style:family="paragraph" style:parent-style-name="Standard">
      <style:text-properties officeooo:rsid="000ca530" officeooo:paragraph-rsid="000ca530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ca530" officeooo:paragraph-rsid="000ca53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.5pt" fo:font-weight="normal" officeooo:rsid="000ca530" officeooo:paragraph-rsid="000ca530" style:font-size-asian="9.14999961853027pt" style:font-weight-asian="normal" style:font-size-complex="10.5pt" style:font-weight-complex="normal"/>
    </style:style>
    <style:style style:name="T1" style:family="text">
      <style:text-properties officeooo:rsid="0009f094"/>
    </style:style>
    <style:style style:name="T2" style:family="text">
      <style:text-properties officeooo:rsid="000b45e3"/>
    </style:style>
    <style:style style:name="T3" style:family="text">
      <style:text-properties officeooo:rsid="000ca53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a7de"/>
    </style:style>
    <style:style style:name="T6" style:family="text">
      <style:text-properties officeooo:rsid="000dac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SSI post processing code overview</text:p>
      <text:p text:style-name="P8"/>
      <text:p text:style-name="P9"/>
      <text:p text:style-name="P7">Disclaimer: the LASSI post processing code currently represents more then 6 months of research and have purposefully not adhered to a lot of software engineering best practices. <text:s/>That’s part of the reason it’s currently such a mess and a high level document like this is need.</text:p>
      <text:p text:style-name="P7"/>
      <text:p text:style-name="P7">Here’s the directoris where we’ll find data and software – all depending on where you’ve installed things:</text:p>
      <text:p text:style-name="P1">LA_DIR = direcotry where lassi-analysis repo is installed </text:p>
      <text:p text:style-name="P1">GPU_DIR = directory where gpu_smoothing repo is installed</text:p>
      <text:p text:style-name="P3">DATA_DIR= directory where raw data is <text:span text:style-name="T6">(ex: /home/sandboxes/jbrant/Telescope27Mar2019)</text:span></text:p>
      <text:p text:style-name="P1"/>
      <text:p text:style-name="P7">Now we’ll try walking through the code and explain what it’s doing and what data products are created and passed along. <text:s/>Each line starts with &lt;code repository&gt;:&lt;python file&gt;:&lt;method name&gt;. <text:s/><text:span text:style-name="T6">In the file paths below ‘fn’ is the original name of the file (ex: ‘Clean9’).</text:span></text:p>
      <text:p text:style-name="P7"/>
      <text:p text:style-name="P4"># main processing pipeline for a scan <text:span text:style-name="T5">starts at processLeicaScan.</text:span></text:p>
      <text:p text:style-name="P1">Lassi-analysis:lassiAnalysis.<text:span text:style-name="T1">py:</text:span>processLeicaScan – takes in DATA_DIR/fn.ptx, where ‘fn’ is simply the filename of the raw data. <text:s/></text:p>
      <text:p text:style-name="P1"/>
      <text:p text:style-name="P4"># cleaning and filtering step</text:p>
      <text:p text:style-name="P1"><text:span text:style-name="T1">Lassi-analysis:</text:span>ProcessPTX.<text:span text:style-name="T1">py:</text:span>processNewPTX – takes in DATA_DIR/fn.ptx, writes processed data to DATA_DIR/fn.ptx.csv</text:p>
      <text:p text:style-name="P1"/>
      <text:p text:style-name="P4"># GPU spherical smoothing step</text:p>
      <text:p text:style-name="P4">Lassi-analysis:lassiAnalysis.py:smooth – simply a wrapper around smoothGPUs</text:p>
      <text:p text:style-name="P4">Lassi-analysis:main.py:smoothGPUs – makes a system call to gpu_smoothing code.</text:p>
      <text:p text:style-name="P4">gpu_smoothing:run_gpu_smooth – takes in DATA_DR/fn.ptx.csv. <text:s/>Writes out the three dimensions to GPU_DIR/fn.ptx.csv[x,y,z].csv</text:p>
      <text:p text:style-name="P4"/>
      <text:p text:style-name="P4"># Parabola fitting step</text:p>
      <text:p text:style-name="P4">Lassi-analysis:parabola.py:fitLeicaScan – takes in ‘GPU_DIR/fn.ptx.csv’. <text:s/>Note we leave out the ‘[x,y,z].csv’ part.</text:p>
      <text:p text:style-name="P4">Lassi-analysis.py:parabola.py:loadLeicaDataFromGPUs – reads in ‘GPU_DIR/fn.ptx.csv’ and returns the three dimensions of data.</text:p>
      <text:p text:style-name="P6">Lassi-analysis:parabolas.py:fitLeicaScan – find difference between fit and rotated data, and returns x and y for this new parabola, as well as the said difference.</text:p>
      <text:p text:style-name="P4"/>
      <text:p text:style-name="P6"># GPU cartesian smoothing (regridding) step</text:p>
      <text:p text:style-name="P4">Lassi-analysis.py:main.py:smoothXYZGpu – takes in three dimensions of data <text:span text:style-name="T2">and writes them to a LA_DIR/data/fn.ptx.regrid. <text:s/>Then </text:span>makes a system call to gpu_smoothing code, using the –no-cos option.</text:p>
      <text:p text:style-name="P5">gpu_smoothing:run_gpu_smooth – takes in <text:span text:style-name="T2">LA</text:span>_DR/<text:span text:style-name="T2">data/</text:span>fn.ptx.<text:span text:style-name="T2">regrid</text:span>. <text:s/>Writes out the three dimensions to GPU_DIR/fn.ptx.<text:span text:style-name="T2">regrid</text:span>.[x,y,z].csv</text:p>
      <text:p text:style-name="P5">Lassi-analysis.py:parabola.py:loadLeicaDataFromGPUs – reads in ‘GPU_DIR/fn.ptx.<text:span text:style-name="T2">regrid</text:span>’ and returns the three dimensions of data.</text:p>
      <text:p text:style-name="P5"/>
      <text:p text:style-name="P6"><text:soft-page-break/># save the final result</text:p>
      <text:p text:style-name="P2">Lassi-analysis:lassiAnalysis.<text:span text:style-name="T1">py:</text:span>processLeicaScan –<text:span text:style-name="T2"> writes final processed scan in LA_DIR/fn.ptx.processed.npz</text:span></text:p>
      <text:p text:style-name="P2"/>
      <text:p text:style-name="P7"><text:span text:style-name="T4">File Summary</text:span>:</text:p>
      <text:p text:style-name="P7">Here we try to summarize when what files show up where, and summarize their contents.</text:p>
      <text:p text:style-name="P7"/>
      <text:p text:style-name="P6">DATA_DIR:</text:p>
      <text:p text:style-name="P6">1. DATA_DIR/fn.ptx – raw data</text:p>
      <text:p text:style-name="P6">2. DATA_DIR/fn.ptx.csv – pre-processing of data before spherical smoothing</text:p>
      <text:p text:style-name="P6"/>
      <text:p text:style-name="P6">GPU_DIR:</text:p>
      <text:p text:style-name="P6">3. fn.ptx.csv.[x,y,z].csv – spherical smoothing product</text:p>
      <text:p text:style-name="P6"><text:span text:style-name="T3">5</text:span>. fn.ptx.regrid.[x,y,z].csv <text:s/><text:span text:style-name="T3">- cartesian smoothing product</text:span></text:p>
      <text:p text:style-name="P6"/>
      <text:p text:style-name="P6">LA_DIR:</text:p>
      <text:p text:style-name="P6">4. data/fn.ptx.regrid – fitted data ready for <text:span text:style-name="T3">cartesian smoothing</text:span></text:p>
      <text:p text:style-name="P7">6. fn.ptx.processed.npz – final processed scan data. <text:s/>Should be same data as what is in GPU_DIR/fn.ptx.regrid.[x,y,z].csv</text:p>
      <text:p text:style-name="P7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Marganian</meta:initial-creator>
    <meta:creation-date>2019-06-21T12:55:11.278520639</meta:creation-date>
    <dc:date>2019-06-21T15:14:50.737079583</dc:date>
    <dc:creator>Paul Marganian</dc:creator>
    <meta:editing-duration>PT18M11S</meta:editing-duration>
    <meta:editing-cycles>4</meta:editing-cycles>
    <meta:generator>LibreOffice/5.3.6.1$Linux_X86_64 LibreOffice_project/30$Build-1</meta:generator>
    <meta:printed-by>Paul Marganian</meta:printed-by>
    <meta:print-date>2019-06-21T15:05:03.910195898</meta:print-date>
    <meta:document-statistic meta:table-count="0" meta:image-count="0" meta:object-count="0" meta:page-count="2" meta:paragraph-count="36" meta:word-count="383" meta:character-count="3117" meta:non-whitespace-character-count="2740"/>
  </office:meta>
</office:document-meta>
</file>